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3" style:family="table-cell" style:parent-style-name="Default" style:data-style-name="N112">
      <style:map style:condition="cell-content()&gt;[$Journal.$R$2]" style:apply-style-name="Bad" style:base-cell-address="Journal.N2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3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3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/>
          <table:table-cell table:formula="of:=[.H61]+[.G62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931.27" calcext:value-type="currency">
            <text:p>$4 931,27</text:p>
          </table:table-cell>
          <table:table-cell table:style-name="ce41" table:formula="of:=[.A62]*budgetjour-[.O62]" office:value-type="currency" office:currency="USD" office:value="924.73" calcext:value-type="currency">
            <text:p>$924,7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table:number-columns-repeated="2"/>
          <table:table-cell table:style-name="ce13" table:formula="of:=[.F62]+[.E63]" office:value-type="float" office:value="3322" calcext:value-type="float">
            <text:p>3322</text:p>
          </table:table-cell>
          <table:table-cell/>
          <table:table-cell table:formula="of:=[.H62]+[.G63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931.27" calcext:value-type="currency">
            <text:p>$4 931,27</text:p>
          </table:table-cell>
          <table:table-cell table:style-name="ce41" table:formula="of:=[.A63]*budgetjour-[.O63]" office:value-type="currency" office:currency="USD" office:value="1020.73" calcext:value-type="currency">
            <text:p>$1 020,7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322" calcext:value-type="float">
            <text:p>3322</text:p>
          </table:table-cell>
          <table:table-cell/>
          <table:table-cell table:formula="of:=[.H63]+[.G64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931.27" calcext:value-type="currency">
            <text:p>$4 931,27</text:p>
          </table:table-cell>
          <table:table-cell table:style-name="ce41" table:formula="of:=[.A64]*budgetjour-[.O64]" office:value-type="currency" office:currency="USD" office:value="1116.73" calcext:value-type="currency">
            <text:p>$1 116,7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322" calcext:value-type="float">
            <text:p>3322</text:p>
          </table:table-cell>
          <table:table-cell/>
          <table:table-cell table:formula="of:=[.H64]+[.G65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931.27" calcext:value-type="currency">
            <text:p>$4 931,27</text:p>
          </table:table-cell>
          <table:table-cell table:style-name="ce41" table:formula="of:=[.A65]*budgetjour-[.O65]" office:value-type="currency" office:currency="USD" office:value="1212.73" calcext:value-type="currency">
            <text:p>$1 212,7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322" calcext:value-type="float">
            <text:p>3322</text:p>
          </table:table-cell>
          <table:table-cell/>
          <table:table-cell table:formula="of:=[.H65]+[.G66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931.27" calcext:value-type="currency">
            <text:p>$4 931,27</text:p>
          </table:table-cell>
          <table:table-cell table:style-name="ce41" table:formula="of:=[.A66]*budgetjour-[.O66]" office:value-type="currency" office:currency="USD" office:value="1308.73" calcext:value-type="currency">
            <text:p>$1 308,7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322" calcext:value-type="float">
            <text:p>3322</text:p>
          </table:table-cell>
          <table:table-cell/>
          <table:table-cell table:formula="of:=[.H66]+[.G67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931.27" calcext:value-type="currency">
            <text:p>$4 931,27</text:p>
          </table:table-cell>
          <table:table-cell table:style-name="ce41" table:formula="of:=[.A67]*budgetjour-[.O67]" office:value-type="currency" office:currency="USD" office:value="1404.73" calcext:value-type="currency">
            <text:p>$1 404,7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22" calcext:value-type="float">
            <text:p>3322</text:p>
          </table:table-cell>
          <table:table-cell/>
          <table:table-cell table:formula="of:=[.H67]+[.G68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931.27" calcext:value-type="currency">
            <text:p>$4 931,27</text:p>
          </table:table-cell>
          <table:table-cell table:style-name="ce41" table:formula="of:=[.A68]*budgetjour-[.O68]" office:value-type="currency" office:currency="USD" office:value="1500.73" calcext:value-type="currency">
            <text:p>$1 500,7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322" calcext:value-type="float">
            <text:p>3322</text:p>
          </table:table-cell>
          <table:table-cell/>
          <table:table-cell table:formula="of:=[.H68]+[.G69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931.27" calcext:value-type="currency">
            <text:p>$4 931,27</text:p>
          </table:table-cell>
          <table:table-cell table:style-name="ce41" table:formula="of:=[.A69]*budgetjour-[.O69]" office:value-type="currency" office:currency="USD" office:value="1596.73" calcext:value-type="currency">
            <text:p>$1 596,7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3322" calcext:value-type="float">
            <text:p>3322</text:p>
          </table:table-cell>
          <table:table-cell/>
          <table:table-cell table:formula="of:=[.H69]+[.G70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931.27" calcext:value-type="currency">
            <text:p>$4 931,27</text:p>
          </table:table-cell>
          <table:table-cell table:style-name="ce41" table:formula="of:=[.A70]*budgetjour-[.O70]" office:value-type="currency" office:currency="USD" office:value="1692.73" calcext:value-type="currency">
            <text:p>$1 692,7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322" calcext:value-type="float">
            <text:p>3322</text:p>
          </table:table-cell>
          <table:table-cell/>
          <table:table-cell table:formula="of:=[.H70]+[.G71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931.27" calcext:value-type="currency">
            <text:p>$4 931,27</text:p>
          </table:table-cell>
          <table:table-cell table:style-name="ce41" table:formula="of:=[.A71]*budgetjour-[.O71]" office:value-type="currency" office:currency="USD" office:value="1788.73" calcext:value-type="currency">
            <text:p>$1 788,7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322" calcext:value-type="float">
            <text:p>3322</text:p>
          </table:table-cell>
          <table:table-cell/>
          <table:table-cell table:formula="of:=[.H71]+[.G72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931.27" calcext:value-type="currency">
            <text:p>$4 931,27</text:p>
          </table:table-cell>
          <table:table-cell table:style-name="ce41" table:formula="of:=[.A72]*budgetjour-[.O72]" office:value-type="currency" office:currency="USD" office:value="1884.73" calcext:value-type="currency">
            <text:p>$1 884,7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322" calcext:value-type="float">
            <text:p>3322</text:p>
          </table:table-cell>
          <table:table-cell/>
          <table:table-cell table:formula="of:=[.H72]+[.G73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931.27" calcext:value-type="currency">
            <text:p>$4 931,27</text:p>
          </table:table-cell>
          <table:table-cell table:style-name="ce41" table:formula="of:=[.A73]*budgetjour-[.O73]" office:value-type="currency" office:currency="USD" office:value="1980.73" calcext:value-type="currency">
            <text:p>$1 980,7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322" calcext:value-type="float">
            <text:p>3322</text:p>
          </table:table-cell>
          <table:table-cell/>
          <table:table-cell table:formula="of:=[.H73]+[.G74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931.27" calcext:value-type="currency">
            <text:p>$4 931,27</text:p>
          </table:table-cell>
          <table:table-cell table:style-name="ce41" table:formula="of:=[.A74]*budgetjour-[.O74]" office:value-type="currency" office:currency="USD" office:value="2076.73" calcext:value-type="currency">
            <text:p>$2 076,7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322" calcext:value-type="float">
            <text:p>3322</text:p>
          </table:table-cell>
          <table:table-cell/>
          <table:table-cell table:formula="of:=[.H74]+[.G75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931.27" calcext:value-type="currency">
            <text:p>$4 931,27</text:p>
          </table:table-cell>
          <table:table-cell table:style-name="ce41" table:formula="of:=[.A75]*budgetjour-[.O75]" office:value-type="currency" office:currency="USD" office:value="2172.73" calcext:value-type="currency">
            <text:p>$2 172,7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322" calcext:value-type="float">
            <text:p>3322</text:p>
          </table:table-cell>
          <table:table-cell/>
          <table:table-cell table:formula="of:=[.H75]+[.G76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931.27" calcext:value-type="currency">
            <text:p>$4 931,27</text:p>
          </table:table-cell>
          <table:table-cell table:style-name="ce41" table:formula="of:=[.A76]*budgetjour-[.O76]" office:value-type="currency" office:currency="USD" office:value="2268.73" calcext:value-type="currency">
            <text:p>$2 268,7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22" calcext:value-type="float">
            <text:p>3322</text:p>
          </table:table-cell>
          <table:table-cell/>
          <table:table-cell table:formula="of:=[.H76]+[.G77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931.27" calcext:value-type="currency">
            <text:p>$4 931,27</text:p>
          </table:table-cell>
          <table:table-cell table:style-name="ce41" table:formula="of:=[.A77]*budgetjour-[.O77]" office:value-type="currency" office:currency="USD" office:value="2364.73" calcext:value-type="currency">
            <text:p>$2 364,7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22" calcext:value-type="float">
            <text:p>3322</text:p>
          </table:table-cell>
          <table:table-cell/>
          <table:table-cell table:formula="of:=[.H77]+[.G78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931.27" calcext:value-type="currency">
            <text:p>$4 931,27</text:p>
          </table:table-cell>
          <table:table-cell table:style-name="ce41" table:formula="of:=[.A78]*budgetjour-[.O78]" office:value-type="currency" office:currency="USD" office:value="2460.73" calcext:value-type="currency">
            <text:p>$2 460,7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322" calcext:value-type="float">
            <text:p>3322</text:p>
          </table:table-cell>
          <table:table-cell/>
          <table:table-cell table:formula="of:=[.H78]+[.G79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931.27" calcext:value-type="currency">
            <text:p>$4 931,27</text:p>
          </table:table-cell>
          <table:table-cell table:style-name="ce41" table:formula="of:=[.A79]*budgetjour-[.O79]" office:value-type="currency" office:currency="USD" office:value="2556.73" calcext:value-type="currency">
            <text:p>$2 556,7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322" calcext:value-type="float">
            <text:p>3322</text:p>
          </table:table-cell>
          <table:table-cell/>
          <table:table-cell table:formula="of:=[.H79]+[.G80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931.27" calcext:value-type="currency">
            <text:p>$4 931,27</text:p>
          </table:table-cell>
          <table:table-cell table:style-name="ce41" table:formula="of:=[.A80]*budgetjour-[.O80]" office:value-type="currency" office:currency="USD" office:value="2652.73" calcext:value-type="currency">
            <text:p>$2 652,7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322" calcext:value-type="float">
            <text:p>3322</text:p>
          </table:table-cell>
          <table:table-cell/>
          <table:table-cell table:formula="of:=[.H80]+[.G81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931.27" calcext:value-type="currency">
            <text:p>$4 931,27</text:p>
          </table:table-cell>
          <table:table-cell table:style-name="ce41" table:formula="of:=[.A81]*budgetjour-[.O81]" office:value-type="currency" office:currency="USD" office:value="2748.73" calcext:value-type="currency">
            <text:p>$2 748,7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322" calcext:value-type="float">
            <text:p>3322</text:p>
          </table:table-cell>
          <table:table-cell/>
          <table:table-cell table:formula="of:=[.H81]+[.G82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931.27" calcext:value-type="currency">
            <text:p>$4 931,27</text:p>
          </table:table-cell>
          <table:table-cell table:style-name="ce41" table:formula="of:=[.A82]*budgetjour-[.O82]" office:value-type="currency" office:currency="USD" office:value="2844.73" calcext:value-type="currency">
            <text:p>$2 844,7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22" calcext:value-type="float">
            <text:p>3322</text:p>
          </table:table-cell>
          <table:table-cell/>
          <table:table-cell table:formula="of:=[.H82]+[.G83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931.27" calcext:value-type="currency">
            <text:p>$4 931,27</text:p>
          </table:table-cell>
          <table:table-cell table:style-name="ce41" table:formula="of:=[.A83]*budgetjour-[.O83]" office:value-type="currency" office:currency="USD" office:value="2940.73" calcext:value-type="currency">
            <text:p>$2 940,7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22" calcext:value-type="float">
            <text:p>3322</text:p>
          </table:table-cell>
          <table:table-cell/>
          <table:table-cell table:formula="of:=[.H83]+[.G84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931.27" calcext:value-type="currency">
            <text:p>$4 931,27</text:p>
          </table:table-cell>
          <table:table-cell table:style-name="ce41" table:formula="of:=[.A84]*budgetjour-[.O84]" office:value-type="currency" office:currency="USD" office:value="3036.73" calcext:value-type="currency">
            <text:p>$3 036,7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22" calcext:value-type="float">
            <text:p>3322</text:p>
          </table:table-cell>
          <table:table-cell/>
          <table:table-cell table:formula="of:=[.H84]+[.G85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931.27" calcext:value-type="currency">
            <text:p>$4 931,27</text:p>
          </table:table-cell>
          <table:table-cell table:style-name="ce41" table:formula="of:=[.A85]*budgetjour-[.O85]" office:value-type="currency" office:currency="USD" office:value="3132.73" calcext:value-type="currency">
            <text:p>$3 132,7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22" calcext:value-type="float">
            <text:p>3322</text:p>
          </table:table-cell>
          <table:table-cell/>
          <table:table-cell table:formula="of:=[.H85]+[.G86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931.27" calcext:value-type="currency">
            <text:p>$4 931,27</text:p>
          </table:table-cell>
          <table:table-cell table:style-name="ce41" table:formula="of:=[.A86]*budgetjour-[.O86]" office:value-type="currency" office:currency="USD" office:value="3228.73" calcext:value-type="currency">
            <text:p>$3 228,7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22" calcext:value-type="float">
            <text:p>3322</text:p>
          </table:table-cell>
          <table:table-cell/>
          <table:table-cell table:formula="of:=[.H86]+[.G87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931.27" calcext:value-type="currency">
            <text:p>$4 931,27</text:p>
          </table:table-cell>
          <table:table-cell table:style-name="ce41" table:formula="of:=[.A87]*budgetjour-[.O87]" office:value-type="currency" office:currency="USD" office:value="3324.73" calcext:value-type="currency">
            <text:p>$3 324,7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22" calcext:value-type="float">
            <text:p>3322</text:p>
          </table:table-cell>
          <table:table-cell/>
          <table:table-cell table:formula="of:=[.H87]+[.G88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931.27" calcext:value-type="currency">
            <text:p>$4 931,27</text:p>
          </table:table-cell>
          <table:table-cell table:style-name="ce41" table:formula="of:=[.A88]*budgetjour-[.O88]" office:value-type="currency" office:currency="USD" office:value="3420.73" calcext:value-type="currency">
            <text:p>$3 420,7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22" calcext:value-type="float">
            <text:p>3322</text:p>
          </table:table-cell>
          <table:table-cell/>
          <table:table-cell table:formula="of:=[.H88]+[.G89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931.27" calcext:value-type="currency">
            <text:p>$4 931,27</text:p>
          </table:table-cell>
          <table:table-cell table:style-name="ce41" table:formula="of:=[.A89]*budgetjour-[.O89]" office:value-type="currency" office:currency="USD" office:value="3516.73" calcext:value-type="currency">
            <text:p>$3 516,7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22" calcext:value-type="float">
            <text:p>3322</text:p>
          </table:table-cell>
          <table:table-cell/>
          <table:table-cell table:formula="of:=[.H89]+[.G90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931.27" calcext:value-type="currency">
            <text:p>$4 931,27</text:p>
          </table:table-cell>
          <table:table-cell table:style-name="ce41" table:formula="of:=[.A90]*budgetjour-[.O90]" office:value-type="currency" office:currency="USD" office:value="3612.73" calcext:value-type="currency">
            <text:p>$3 612,7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22" calcext:value-type="float">
            <text:p>3322</text:p>
          </table:table-cell>
          <table:table-cell/>
          <table:table-cell table:formula="of:=[.H90]+[.G91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931.27" calcext:value-type="currency">
            <text:p>$4 931,27</text:p>
          </table:table-cell>
          <table:table-cell table:style-name="ce41" table:formula="of:=[.A91]*budgetjour-[.O91]" office:value-type="currency" office:currency="USD" office:value="3708.73" calcext:value-type="currency">
            <text:p>$3 708,7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22" calcext:value-type="float">
            <text:p>3322</text:p>
          </table:table-cell>
          <table:table-cell/>
          <table:table-cell table:formula="of:=[.H91]+[.G92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931.27" calcext:value-type="currency">
            <text:p>$4 931,27</text:p>
          </table:table-cell>
          <table:table-cell table:style-name="ce41" table:formula="of:=[.A92]*budgetjour-[.O92]" office:value-type="currency" office:currency="USD" office:value="3804.73" calcext:value-type="currency">
            <text:p>$3 804,7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322" calcext:value-type="float">
            <text:p>3322</text:p>
          </table:table-cell>
          <table:table-cell/>
          <table:table-cell table:formula="of:=[.H92]+[.G93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931.27" calcext:value-type="currency">
            <text:p>$4 931,27</text:p>
          </table:table-cell>
          <table:table-cell table:style-name="ce41" table:formula="of:=[.A93]*budgetjour-[.O93]" office:value-type="currency" office:currency="USD" office:value="3900.73" calcext:value-type="currency">
            <text:p>$3 900,7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322" calcext:value-type="float">
            <text:p>3322</text:p>
          </table:table-cell>
          <table:table-cell/>
          <table:table-cell table:formula="of:=[.H93]+[.G94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931.27" calcext:value-type="currency">
            <text:p>$4 931,27</text:p>
          </table:table-cell>
          <table:table-cell table:style-name="ce41" table:formula="of:=[.A94]*budgetjour-[.O94]" office:value-type="currency" office:currency="USD" office:value="3996.73" calcext:value-type="currency">
            <text:p>$3 996,7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22" calcext:value-type="float">
            <text:p>3322</text:p>
          </table:table-cell>
          <table:table-cell/>
          <table:table-cell table:formula="of:=[.H94]+[.G95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931.27" calcext:value-type="currency">
            <text:p>$4 931,27</text:p>
          </table:table-cell>
          <table:table-cell table:style-name="ce41" table:formula="of:=[.A95]*budgetjour-[.O95]" office:value-type="currency" office:currency="USD" office:value="4092.73" calcext:value-type="currency">
            <text:p>$4 092,7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22" calcext:value-type="float">
            <text:p>3322</text:p>
          </table:table-cell>
          <table:table-cell/>
          <table:table-cell table:formula="of:=[.H95]+[.G96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931.27" calcext:value-type="currency">
            <text:p>$4 931,27</text:p>
          </table:table-cell>
          <table:table-cell table:style-name="ce41" table:formula="of:=[.A96]*budgetjour-[.O96]" office:value-type="currency" office:currency="USD" office:value="4188.73" calcext:value-type="currency">
            <text:p>$4 188,7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22" calcext:value-type="float">
            <text:p>3322</text:p>
          </table:table-cell>
          <table:table-cell/>
          <table:table-cell table:formula="of:=[.H96]+[.G97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931.27" calcext:value-type="currency">
            <text:p>$4 931,27</text:p>
          </table:table-cell>
          <table:table-cell table:style-name="ce41" table:formula="of:=[.A97]*budgetjour-[.O97]" office:value-type="currency" office:currency="USD" office:value="4284.73" calcext:value-type="currency">
            <text:p>$4 284,7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22" calcext:value-type="float">
            <text:p>3322</text:p>
          </table:table-cell>
          <table:table-cell/>
          <table:table-cell table:formula="of:=[.H97]+[.G98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931.27" calcext:value-type="currency">
            <text:p>$4 931,27</text:p>
          </table:table-cell>
          <table:table-cell table:style-name="ce41" table:formula="of:=[.A98]*budgetjour-[.O98]" office:value-type="currency" office:currency="USD" office:value="4380.73" calcext:value-type="currency">
            <text:p>$4 380,7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22" calcext:value-type="float">
            <text:p>3322</text:p>
          </table:table-cell>
          <table:table-cell/>
          <table:table-cell table:formula="of:=[.H98]+[.G99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931.27" calcext:value-type="currency">
            <text:p>$4 931,27</text:p>
          </table:table-cell>
          <table:table-cell table:style-name="ce41" table:formula="of:=[.A99]*budgetjour-[.O99]" office:value-type="currency" office:currency="USD" office:value="4476.73" calcext:value-type="currency">
            <text:p>$4 476,7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22" calcext:value-type="float">
            <text:p>3322</text:p>
          </table:table-cell>
          <table:table-cell/>
          <table:table-cell table:formula="of:=[.H99]+[.G100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931.27" calcext:value-type="currency">
            <text:p>$4 931,27</text:p>
          </table:table-cell>
          <table:table-cell table:style-name="ce41" table:formula="of:=[.A100]*budgetjour-[.O100]" office:value-type="currency" office:currency="USD" office:value="4572.73" calcext:value-type="currency">
            <text:p>$4 572,7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22" calcext:value-type="float">
            <text:p>3322</text:p>
          </table:table-cell>
          <table:table-cell/>
          <table:table-cell table:formula="of:=[.H100]+[.G101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931.27" calcext:value-type="currency">
            <text:p>$4 931,27</text:p>
          </table:table-cell>
          <table:table-cell table:style-name="ce41" table:formula="of:=[.A101]*budgetjour-[.O101]" office:value-type="currency" office:currency="USD" office:value="4668.73" calcext:value-type="currency">
            <text:p>$4 668,7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22" calcext:value-type="float">
            <text:p>3322</text:p>
          </table:table-cell>
          <table:table-cell/>
          <table:table-cell table:formula="of:=[.H101]+[.G102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931.27" calcext:value-type="currency">
            <text:p>$4 931,27</text:p>
          </table:table-cell>
          <table:table-cell table:style-name="ce41" table:formula="of:=[.A102]*budgetjour-[.O102]" office:value-type="currency" office:currency="USD" office:value="4764.73" calcext:value-type="currency">
            <text:p>$4 764,7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22" calcext:value-type="float">
            <text:p>3322</text:p>
          </table:table-cell>
          <table:table-cell/>
          <table:table-cell table:formula="of:=[.H102]+[.G103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931.27" calcext:value-type="currency">
            <text:p>$4 931,27</text:p>
          </table:table-cell>
          <table:table-cell table:style-name="ce41" table:formula="of:=[.A103]*budgetjour-[.O103]" office:value-type="currency" office:currency="USD" office:value="4860.73" calcext:value-type="currency">
            <text:p>$4 860,7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22" calcext:value-type="float">
            <text:p>3322</text:p>
          </table:table-cell>
          <table:table-cell/>
          <table:table-cell table:formula="of:=[.H103]+[.G104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931.27" calcext:value-type="currency">
            <text:p>$4 931,27</text:p>
          </table:table-cell>
          <table:table-cell table:style-name="ce41" table:formula="of:=[.A104]*budgetjour-[.O104]" office:value-type="currency" office:currency="USD" office:value="4956.73" calcext:value-type="currency">
            <text:p>$4 956,7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22" calcext:value-type="float">
            <text:p>3322</text:p>
          </table:table-cell>
          <table:table-cell/>
          <table:table-cell table:formula="of:=[.H104]+[.G105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931.27" calcext:value-type="currency">
            <text:p>$4 931,27</text:p>
          </table:table-cell>
          <table:table-cell table:style-name="ce41" table:formula="of:=[.A105]*budgetjour-[.O105]" office:value-type="currency" office:currency="USD" office:value="5052.73" calcext:value-type="currency">
            <text:p>$5 052,7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22" calcext:value-type="float">
            <text:p>3322</text:p>
          </table:table-cell>
          <table:table-cell/>
          <table:table-cell table:formula="of:=[.H105]+[.G106]" office:value-type="float" office:value="24622" calcext:value-type="float">
            <text:p>24622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931.27" calcext:value-type="currency">
            <text:p>$4 931,27</text:p>
          </table:table-cell>
          <table:table-cell table:style-name="ce41" table:formula="of:=[.A106]*budgetjour-[.O106]" office:value-type="currency" office:currency="USD" office:value="5148.73" calcext:value-type="currency">
            <text:p>$5 148,7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20:43:07.7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4T20:33:38.065000000</dc:date>
    <meta:editing-duration>P108DT7H49M49S</meta:editing-duration>
    <meta:editing-cycles>262</meta:editing-cycles>
    <meta:document-statistic meta:table-count="2" meta:cell-count="1341" meta:object-count="0"/>
  </office:meta>
</office:document-meta>
</file>